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language="en" fo:country="US" officeooo:rsid="002b61ff" officeooo:paragraph-rsid="0029c368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 style:list-style-name="L1">
      <style:text-properties style:font-name="Arial" officeooo:paragraph-rsid="002a501e"/>
    </style:style>
    <style:style style:name="P5" style:family="paragraph" style:parent-style-name="Text_20_body" style:list-style-name="L1">
      <style:text-properties style:font-name="Arial" officeooo:rsid="00282168" officeooo:paragraph-rsid="00282168"/>
    </style:style>
    <style:style style:name="P6" style:family="paragraph" style:parent-style-name="Text_20_body" style:list-style-name="L1">
      <style:text-properties style:font-name="Arial" officeooo:rsid="00282168" officeooo:paragraph-rsid="002a501e"/>
    </style:style>
    <style:style style:name="P7" style:family="paragraph" style:parent-style-name="Text_20_body">
      <style:text-properties style:font-name="Arial" officeooo:rsid="002a1ccf" officeooo:paragraph-rsid="002a1ccf"/>
    </style:style>
    <style:style style:name="P8" style:family="paragraph" style:parent-style-name="Text_20_body" style:list-style-name="L1">
      <style:text-properties style:font-name="Arial" officeooo:rsid="002a501e" officeooo:paragraph-rsid="002a501e"/>
    </style:style>
    <style:style style:name="P9" style:family="paragraph" style:parent-style-name="Text_20_body" style:list-style-name="L2">
      <style:text-properties style:font-name="Arial" fo:font-weight="bold" officeooo:paragraph-rsid="002a501e" style:font-weight-asian="bold" style:font-weight-complex="bold"/>
    </style:style>
    <style:style style:name="P10" style:family="paragraph" style:parent-style-name="Text_20_body" style:list-style-name="L1">
      <style:text-properties style:font-name="Arial" fo:font-weight="bold" officeooo:rsid="00282168" officeooo:paragraph-rsid="002a501e" style:font-weight-asian="bold" style:font-weight-complex="bold"/>
    </style:style>
    <style:style style:name="P11" style:family="paragraph" style:parent-style-name="Text_20_body" style:list-style-name="L1">
      <style:text-properties style:font-name="Arial" fo:font-weight="bold" officeooo:rsid="002a501e" officeooo:paragraph-rsid="002a501e" style:font-weight-asian="bold" style:font-weight-complex="bold"/>
    </style:style>
    <style:style style:name="T1" style:family="text">
      <style:text-properties officeooo:rsid="00233f3f"/>
    </style:style>
    <style:style style:name="T2" style:family="text">
      <style:text-properties officeooo:rsid="0029c368"/>
    </style:style>
    <style:style style:name="T3" style:family="text">
      <style:text-properties officeooo:rsid="002a0b4c"/>
    </style:style>
    <style:style style:name="T4" style:family="text">
      <style:text-properties officeooo:rsid="002a501e"/>
    </style:style>
    <style:style style:name="T5" style:family="text">
      <style:text-properties style:font-name="Arial" officeooo:rsid="002a501e"/>
    </style:style>
    <style:style style:name="T6" style:family="text">
      <style:text-properties officeooo:rsid="0028216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a501e" style:font-weight-asian="bold" style:font-weight-complex="bold"/>
    </style:style>
    <style:style style:name="T9" style:family="text">
      <style:text-properties fo:font-weight="bold" officeooo:rsid="002db66c" style:font-weight-asian="bold" style:font-weight-complex="bold"/>
    </style:style>
    <style:style style:name="T10" style:family="text">
      <style:text-properties fo:font-weight="bold" officeooo:rsid="002f2323" style:font-weight-asian="bold" style:font-weight-complex="bold"/>
    </style:style>
    <style:style style:name="T11" style:family="text">
      <style:text-properties officeooo:rsid="002db6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ste é um projeto humanitário em que os trabalhadores são pagos.</text:p>
      <text:p text:style-name="P1">Neste momento temos vagas <text:span text:style-name="T3">para</text:span>:</text:p>
      <text:list xml:id="list3872077167" text:style-name="L2">
        <text:list-item>
          <text:p text:style-name="P9"><text:span text:style-name="T4">Administrativo /a</text:span></text:p>
        </text:list-item>
      </text:list>
      <text:list xml:id="list1361368040" text:style-name="L1">
        <text:list-item>
          <text:p text:style-name="P6"><text:span text:style-name="T7">Engenheiro </text:span><text:span text:style-name="T8">informático</text:span><text:span text:style-name="T4">, com conhecimentos robustos de c++ em plataforma linux</text:span></text:p>
        </text:list-item>
        <text:list-item>
          <text:p text:style-name="P10">Engenheiro <text:span text:style-name="T4">eletrónico</text:span></text:p>
        </text:list-item>
        <text:list-item>
          <text:p text:style-name="P6"><text:span text:style-name="T7">Engenheiro </text:span><text:span text:style-name="T8">mecânico</text:span><text:span text:style-name="T4">, com conhecimentos de Inventor</text:span></text:p>
        </text:list-item>
        <text:list-item>
          <text:p text:style-name="P5"><text:span text:style-name="T9">Engenheiro </text:span><text:span text:style-name="T10">agrónomo</text:span> </text:p>
        </text:list-item>
        <text:list-item>
          <text:p text:style-name="P11">Serralheiro / soldador</text:p>
        </text:list-item>
        <text:list-item>
          <text:p text:style-name="P4">Contabilista (com experiência em organizações sem fins lucrativos)</text:p>
        </text:list-item>
        <text:list-item>
          <text:p text:style-name="P4">Advogado (com experiência em organizações sem fins lucrativos)</text:p>
        </text:list-item>
        <text:list-item>
          <text:p text:style-name="P8">Ajudantes</text:p>
        </text:list-item>
      </text:list>
      <text:p text:style-name="P1">Pessoas interessadas por favor comunicar para o email <text:a xlink:type="simple" xlink:href="mailto:foundationmissionsave@gmail.com" text:style-name="Internet_20_link" text:visited-style-name="Visited_20_Internet_20_Link">foundationmissionsave@gmail.co</text:a><text:a xlink:type="simple" xlink:href="mailto:foundationmissionsave@gmail.com" text:style-name="Internet_20_link" text:visited-style-name="Visited_20_Internet_20_Link"><text:span text:style-name="T1">m</text:span></text:a></text:p>
      <text:p text:style-name="P2">Contact<text:span text:style-name="T2">o</text:span> +351<text:span text:style-name="T4">93974180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9-06-07T17:02:02.435000000</dc:date>
    <meta:editing-duration>P1DT21H8S</meta:editing-duration>
    <meta:editing-cycles>14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3" meta:word-count="78" meta:character-count="555" meta:non-whitespace-character-count="498"/>
  </office:meta>
</office:document-meta>
</file>